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5867"/>
    </style:style>
    <style:style style:name="T1" style:family="text">
      <style:text-properties officeooo:rsid="00175867"/>
    </style:style>
    <style:style style:name="T2" style:family="text">
      <style:text-properties officeooo:rsid="00195355"/>
    </style:style>
    <style:style style:name="T3" style:family="text">
      <style:text-properties officeooo:rsid="0019c631"/>
    </style:style>
    <style:style style:name="T4" style:family="text">
      <style:text-properties officeooo:rsid="001b3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icio</text:p>
      <text:p text:style-name="Standard"/>
      <text:p text:style-name="Standard">Classe Ponto:</text:p>
      <text:p text:style-name="Standard"><text:tab/>função <text:span text:style-name="T4">P</text:span>arâmetros(molde, x, y):</text:p>
      <text:p text:style-name="Standard"><text:tab/><text:tab/>molde.x = x</text:p>
      <text:p text:style-name="Standard"><text:tab/><text:tab/>molde.y = y</text:p>
      <text:p text:style-name="Standard"><text:tab/><text:tab/>molde.CoordenadasDoPonto = (molde.x, ,molde.y)</text:p>
      <text:p text:style-name="Standard"/>
      <text:p text:style-name="Standard">Classe Reta:</text:p>
      <text:p text:style-name="Standard"><text:tab/>função <text:span text:style-name="T4">P</text:span><text:span text:style-name="T1">arâmetros(molde, ax, ay, bx, by):</text:span></text:p>
      <text:p text:style-name="Standard"><text:tab/><text:tab/><text:span text:style-name="T1">molde</text:span>.ax = ax</text:p>
      <text:p text:style-name="P1"><text:tab/><text:tab/><text:span text:style-name="T1">molde.</text:span>ay = ay</text:p>
      <text:p text:style-name="P1"><text:tab/><text:tab/><text:span text:style-name="T1">molde.</text:span>bx = bx</text:p>
      <text:p text:style-name="P1"><text:tab/><text:tab/><text:span text:style-name="T1">molde.</text:span>by = by</text:p>
      <text:p text:style-name="P1"/>
      <text:p text:style-name="Standard"><text:tab/>função EqdaReta(<text:span text:style-name="T3">molde</text:span>):</text:p>
      <text:p text:style-name="Standard"><text:tab/><text:tab/>Co<text:span text:style-name="T1">eficiente </text:span>Ang<text:span text:style-name="T1">ular</text:span> = (<text:span text:style-name="T2">molde</text:span>.by – <text:span text:style-name="T2">molde</text:span>.ay) / (<text:span text:style-name="T2">molde</text:span>.bx - <text:span text:style-name="T2">molde</text:span>.ax)</text:p>
      <text:p text:style-name="Standard"><text:tab/><text:tab/>Co<text:span text:style-name="T1">eficiente </text:span>Lin<text:span text:style-name="T1">ear</text:span> = self.ay – Co<text:span text:style-name="T2">eficente </text:span>Ang<text:span text:style-name="T2">ular</text:span> * self.ax </text:p>
      <text:p text:style-name="Standard"><text:tab/><text:tab/>Eq<text:span text:style-name="T1">uação </text:span>da Reta = f<text:span text:style-name="T2">ormatado</text:span>"{Co<text:span text:style-name="T2">eficiente </text:span>Ang<text:span text:style-name="T2">ular</text:span>} x X + {Co<text:span text:style-name="T2">eficiente </text:span>Lin<text:span text:style-name="T2">ear</text:span>}"</text:p>
      <text:p text:style-name="Standard"><text:tab/><text:tab/>ret<text:span text:style-name="T3">o</text:span>rn<text:span text:style-name="T2">e</text:span> Eq<text:span text:style-name="T1">uação </text:span>da Reta</text:p>
      <text:p text:style-name="Standard"/>
      <text:p text:style-name="Standard"><text:tab/><text:span text:style-name="T3">função</text:span> Distancia(<text:span text:style-name="T3">molde</text:span>):</text:p>
      <text:p text:style-name="Standard"><text:tab/><text:tab/>distanc<text:span text:style-name="T3">ia</text:span> = <text:span text:style-name="T3">raiz quadrada</text:span>((self.bx - self.ax)**2 + (self.by - self.ay)**2)</text:p>
      <text:p text:style-name="Standard"><text:tab/><text:tab/>ret<text:span text:style-name="T3">o</text:span>rn<text:span text:style-name="T3">e</text:span> distanc<text:span text:style-name="T3">ia</text:span></text:p>
      <text:p text:style-name="Standard"/>
      <text:p text:style-name="Standard">Fi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8T10:38:43.567386667</meta:creation-date>
    <dc:date>2023-09-09T00:00:52.476802987</dc:date>
    <meta:editing-duration>PT31M3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86" meta:character-count="621" meta:non-whitespace-character-count="523"/>
  </office:meta>
</office:document-meta>
</file>